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4D000000283A96973BBAD9C1FF.jpg" manifest:media-type="image/jpeg"/>
  <manifest:file-entry manifest:full-path="Pictures/10000000000002620000001904A5EFFD651C6E13.jpg" manifest:media-type="image/jpeg"/>
  <manifest:file-entry manifest:full-path="Pictures/10000000000000E300000022DD95B7042B8449DE.jpg" manifest:media-type="image/jpeg"/>
  <manifest:file-entry manifest:full-path="Pictures/100000000000011500000022271516C83855A25D.jpg" manifest:media-type="image/jpeg"/>
  <manifest:file-entry manifest:full-path="Pictures/10000000000001E4000000AEBA46F69F7F19A663.jpg" manifest:media-type="image/jpeg"/>
  <manifest:file-entry manifest:full-path="Pictures/1000000000000281000000F5C634B8F97C77651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36.65mm" svg:y="4.34mm" svg:width="73.29mm" svg:height="9mm" draw:z-index="0"><draw:image xlink:href="Pictures/100000000000011500000022271516C83855A25D.jpg" xlink:type="simple" xlink:show="embed" xlink:actuate="onLoad" loext:mime-type="image/jpeg"/></draw:frame><draw:frame draw:style-name="fr1" draw:name="Image2" text:anchor-type="paragraph" svg:x="-1.91mm" svg:y="58.46mm" svg:width="169.6mm" svg:height="64.82mm" draw:z-index="1"><draw:image xlink:href="Pictures/1000000000000281000000F5C634B8F97C77651C.jpg" xlink:type="simple" xlink:show="embed" xlink:actuate="onLoad" loext:mime-type="image/jpeg"/></draw:frame><draw:frame draw:style-name="fr1" draw:name="Image3" text:anchor-type="paragraph" svg:x="31.47mm" svg:y="37.78mm" svg:width="60.06mm" svg:height="9mm" draw:z-index="2"><draw:image xlink:href="Pictures/10000000000000E300000022DD95B7042B8449DE.jpg" xlink:type="simple" xlink:show="embed" xlink:actuate="onLoad" loext:mime-type="image/jpeg"/></draw:frame><draw:frame draw:style-name="fr1" draw:name="Image4" text:anchor-type="paragraph" svg:x="5.19mm" svg:y="139.07mm" svg:width="88.11mm" svg:height="10.58mm" draw:z-index="3"><draw:image xlink:href="Pictures/100000000000014D000000283A96973BBAD9C1FF.jpg" xlink:type="simple" xlink:show="embed" xlink:actuate="onLoad" loext:mime-type="image/jpeg"/></draw:frame><draw:frame draw:style-name="fr1" draw:name="Image5" text:anchor-type="paragraph" svg:x="-1.89mm" svg:y="50.5mm" svg:width="161.4mm" svg:height="6.61mm" draw:z-index="4"><draw:image xlink:href="Pictures/10000000000002620000001904A5EFFD651C6E13.jpg" xlink:type="simple" xlink:show="embed" xlink:actuate="onLoad" loext:mime-type="image/jpeg"/></draw:frame><draw:frame draw:style-name="fr1" draw:name="Image6" text:anchor-type="paragraph" svg:x="4.41mm" svg:y="151.29mm" svg:width="128.06mm" svg:height="46.04mm" draw:z-index="5"><draw:image xlink:href="Pictures/10000000000001E4000000AEBA46F69F7F19A663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23:15:31.237973261</meta:creation-date>
    <dc:date>2019-06-21T23:20:33.794285069</dc:date>
    <meta:editing-duration>PT5M4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6.2.4.2.0$Linux_X86_64 LibreOffice_project/20$Build-2</meta:generator>
  </office:meta>
</office:document-meta>
</file>